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-color="#ffffff" draw:textarea-horizontal-align="justify" draw:textarea-vertical-align="middle" draw:auto-grow-height="false" fo:min-height="1.147cm" fo:min-width="12.581cm"/>
    </style:style>
    <style:style style:name="gr2" style:family="graphic" style:parent-style-name="objectwithoutfill">
      <style:graphic-properties svg:stroke-color="#ed1c24" draw:fill="none" draw:textarea-vertical-align="middle"/>
    </style:style>
    <style:style style:name="gr3" style:family="graphic" style:parent-style-name="standard">
      <style:graphic-properties svg:stroke-color="#ed1c24" draw:fill-color="#ffffff" draw:textarea-horizontal-align="justify" draw:textarea-vertical-align="middle" draw:auto-grow-height="false" fo:min-height="1.147cm" fo:min-width="5.596cm"/>
    </style:style>
    <style:style style:name="gr4" style:family="graphic" style:parent-style-name="objectwithoutfill">
      <style:graphic-properties svg:stroke-color="#ed1c24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0.919cm" fo:min-width="3.272cm"/>
    </style:style>
    <style:style style:name="gr6" style:family="graphic" style:parent-style-name="standard">
      <style:graphic-properties svg:stroke-color="#ed1c24" draw:marker-start="Arrow" draw:marker-start-width="0.3cm" draw:marker-end="Arrow" draw:marker-end-width="0.3cm" draw:fill-color="#ffffff" draw:textarea-vertical-align="middle"/>
    </style:style>
    <style:style style:name="gr7" style:family="graphic" style:parent-style-name="objectwithoutfill">
      <style:graphic-properties svg:stroke-color="#ed1c24" draw:fill="none" draw:fill-color="#ffffff" draw:textarea-vertical-align="middle"/>
    </style:style>
    <style:style style:name="gr8" style:family="graphic" style:parent-style-name="standard">
      <style:graphic-properties svg:stroke-color="#ed1c24" draw:fill-color="#ffffff" draw:textarea-horizontal-align="justify" draw:textarea-vertical-align="middle" draw:auto-grow-height="false" fo:min-height="1.02cm" fo:min-width="2.167cm"/>
    </style:style>
    <style:style style:name="gr9" style:family="graphic" style:parent-style-name="standard">
      <style:graphic-properties svg:stroke-color="#ed1c24" draw:fill-color="#ffffff" draw:textarea-horizontal-align="justify" draw:textarea-vertical-align="middle" draw:auto-grow-height="false" fo:min-height="0.919cm" fo:min-width="3.003cm"/>
    </style:style>
    <style:style style:name="gr10" style:family="graphic" style:parent-style-name="standard">
      <style:graphic-properties svg:stroke-color="#ed1c24" draw:fill-color="#ffffff" draw:textarea-horizontal-align="justify" draw:textarea-vertical-align="middle" draw:auto-grow-height="false" fo:min-height="0.919cm" fo:min-width="2.643cm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081cm" svg:height="1.397cm" svg:x="8.035cm" svg:y="1.889cm">
          <text:p text:style-name="P1">Educational Base Social Network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64cm" svg:y1="4.048cm" svg:x2="25.13cm" svg:y2="4.048cm">
          <text:p/>
        </draw:line>
        <draw:custom-shape draw:style-name="gr3" draw:text-style-name="P2" draw:layer="layout" svg:width="6.096cm" svg:height="1.397cm" svg:x="2.016cm" svg:y="5.064cm">
          <text:p text:style-name="P1">Admi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064cm" svg:y1="4.048cm" svg:x2="5.064cm" svg:y2="5.191cm">
          <text:p/>
        </draw:line>
        <draw:custom-shape draw:style-name="gr3" draw:text-style-name="P2" draw:layer="layout" svg:width="6.096cm" svg:height="1.397cm" svg:x="21.586cm" svg:y="5.064cm">
          <text:p text:style-name="P1">Us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5.064cm" svg:y1="4.048cm" svg:x2="25.064cm" svg:y2="5.191cm">
          <text:p/>
        </draw:line>
        <draw:custom-shape draw:style-name="gr5" draw:text-style-name="P2" draw:layer="layout" svg:width="5.334cm" svg:height="1.651cm" svg:x="12.176cm" svg:y="4.937cm">
          <text:p text:style-name="P1">Send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603cm" svg:y1="3.238cm" svg:x2="14.603cm" svg:y2="4.048cm">
          <text:p/>
        </draw:line>
        <draw:line draw:style-name="gr6" draw:text-style-name="P2" draw:layer="layout" svg:x1="8.074cm" svg:y1="5.813cm" svg:x2="12.265cm" svg:y2="5.813cm">
          <text:p/>
        </draw:line>
        <draw:line draw:style-name="gr6" draw:text-style-name="P2" draw:layer="layout" svg:x1="17.545cm" svg:y1="5.813cm" svg:x2="21.736cm" svg:y2="5.813cm">
          <text:p/>
        </draw:line>
        <draw:line draw:style-name="gr7" draw:text-style-name="P4" draw:layer="layout" svg:x1="11.922cm" svg:y1="7.477cm" svg:x2="25.13cm" svg:y2="7.477cm">
          <text:p/>
        </draw:line>
        <draw:line draw:style-name="gr7" draw:text-style-name="P4" draw:layer="layout" svg:x1="25.13cm" svg:y1="6.461cm" svg:x2="25.13cm" svg:y2="7.477cm">
          <text:p/>
        </draw:line>
        <draw:line draw:style-name="gr4" draw:text-style-name="P4" draw:layer="layout" svg:x1="11.922cm" svg:y1="7.477cm" svg:x2="11.922cm" svg:y2="8.874cm">
          <text:p/>
        </draw:line>
        <draw:line draw:style-name="gr4" draw:text-style-name="P4" draw:layer="layout" svg:x1="15.214cm" svg:y1="7.477cm" svg:x2="15.214cm" svg:y2="8.874cm">
          <text:p/>
        </draw:line>
        <draw:line draw:style-name="gr4" draw:text-style-name="P4" draw:layer="layout" svg:x1="18.316cm" svg:y1="7.477cm" svg:x2="18.316cm" svg:y2="8.874cm">
          <text:p/>
        </draw:line>
        <draw:line draw:style-name="gr4" draw:text-style-name="P4" draw:layer="layout" svg:x1="21.164cm" svg:y1="7.477cm" svg:x2="21.164cm" svg:y2="8.874cm">
          <text:p/>
        </draw:line>
        <draw:custom-shape draw:style-name="gr8" draw:text-style-name="P2" draw:layer="layout" svg:width="2.667cm" svg:height="1.27cm" svg:x="10.575cm" svg:y="8.747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1.27cm" svg:x="13.843cm" svg:y="8.747cm">
          <text:p text:style-name="P1">Guardia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1.27cm" svg:x="10.575cm" svg:y="8.747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1.27cm" svg:x="16.959cm" svg:y="8.747cm">
          <text:p text:style-name="P1">Student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1.27cm" svg:x="19.847cm" svg:y="8.747cm">
          <text:p text:style-name="P1">Other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53cm" svg:height="1.651cm" svg:x="14.208cm" svg:y="12.049cm">
          <text:p text:style-name="P1">W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922cm" svg:y1="10.017cm" svg:x2="16.748cm" svg:y2="12.049cm">
          <text:p/>
        </draw:line>
        <draw:line draw:style-name="gr4" draw:text-style-name="P4" draw:layer="layout" svg:x1="15.351cm" svg:y1="10.017cm" svg:x2="16.875cm" svg:y2="12.049cm">
          <text:p/>
        </draw:line>
        <draw:line draw:style-name="gr4" draw:text-style-name="P4" draw:layer="layout" svg:x1="18.272cm" svg:y1="10.017cm" svg:x2="16.875cm" svg:y2="12.049cm">
          <text:p/>
        </draw:line>
        <draw:line draw:style-name="gr4" draw:text-style-name="P4" draw:layer="layout" svg:x1="21.066cm" svg:y1="10.017cm" svg:x2="17.002cm" svg:y2="12.049cm">
          <text:p/>
        </draw:line>
        <draw:custom-shape draw:style-name="gr10" draw:text-style-name="P2" draw:layer="layout" svg:width="4.445cm" svg:height="1.651cm" svg:x="7.477cm" svg:y="14.97cm">
          <text:p text:style-name="P1">Make Fri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445cm" svg:height="1.651cm" svg:x="12.176cm" svg:y="14.97cm">
          <text:p text:style-name="P1">Message 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445cm" svg:height="1.651cm" svg:x="16.875cm" svg:y="14.97cm">
          <text:p text:style-name="P1">Post Up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445cm" svg:height="1.651cm" svg:x="21.574cm" svg:y="14.843cm">
          <text:p text:style-name="P1">Post 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6.621cm" svg:y1="13.7cm" svg:x2="9.763cm" svg:y2="14.97cm">
          <text:p/>
        </draw:line>
        <draw:line draw:style-name="gr11" draw:text-style-name="P3" draw:layer="layout" svg:x1="16.621cm" svg:y1="13.7cm" svg:x2="14.335cm" svg:y2="14.97cm">
          <text:p/>
        </draw:line>
        <draw:line draw:style-name="gr11" draw:text-style-name="P3" draw:layer="layout" svg:x1="16.621cm" svg:y1="13.7cm" svg:x2="19.034cm" svg:y2="14.97cm">
          <text:p/>
        </draw:line>
        <draw:line draw:style-name="gr11" draw:text-style-name="P3" draw:layer="layout" svg:x1="16.621cm" svg:y1="13.7cm" svg:x2="23.86cm" svg:y2="14.8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9:15:30.342467004</meta:creation-date>
    <dc:date>2019-02-22T19:33:49.937172578</dc:date>
    <meta:editing-duration>PT18M14S</meta:editing-duration>
    <meta:editing-cycles>10</meta:editing-cycles>
    <meta:generator>LibreOffice/6.0.7.3$Linux_X86_64 LibreOffice_project/00m0$Build-3</meta:generator>
    <meta:document-statistic meta:object-count="34"/>
  </office:meta>
</office:document-meta>
</file>